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Varsayılan-title">
      <style:graphic-properties fo:min-height="2.629cm" loext:decorative="false"/>
      <style:paragraph-properties style:writing-mode="lr-tb"/>
    </style:style>
    <style:style style:name="pr2" style:family="presentation" style:parent-style-name="Varsayılan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Varsayılan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Varsayılan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Varsayılan" presentation:presentation-page-layout-name="AL1T0">
        <draw:frame presentation:style-name="pr1" draw:layer="layout" svg:width="25.199cm" svg:height="2.629cm" svg:x="1.4cm" svg:y="0.628cm" presentation:class="title">
          <draw:text-box>
            <text:p>Form İşlemleri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arsayılan" presentation:presentation-page-layout-name="AL2T1">
        <draw:frame presentation:style-name="pr1" draw:layer="layout" svg:width="25.199cm" svg:height="2.629cm" svg:x="1.301cm" svg:y="0.628cm" presentation:class="title" presentation:user-transformed="true">
          <draw:text-box>
            <text:p>Windows Form Tasarlamak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Form Designer Görünümü</text:p>
                <text:list>
                  <text:list-item>
                    <text:p>Standart Windows Kotrolleri</text:p>
                  </text:list-item>
                </text:list>
              </text:list-item>
              <text:list-item>
                <text:p>Harici Eklentilerle Kurulan Template</text:p>
                <text:list>
                  <text:list-item>
                    <text:p>Devexpress</text:p>
                  </text:list-item>
                  <text:list-item>
                    <text:p>Telelerik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arsayılan" presentation:presentation-page-layout-name="AL2T1">
        <draw:frame presentation:style-name="pr1" draw:layer="layout" svg:width="25.199cm" svg:height="2.629cm" svg:x="1.4cm" svg:y="0.628cm" presentation:class="title">
          <draw:text-box>
            <text:p>Form Tasarlamak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Yazılan bir metoda birden fazla clik olayını bağlamak</text:p>
              </text:list-item>
              <text:list-item>
                <text:p>Tıklanan nesneyi ele almak</text:p>
              </text:list-item>
              <text:list-item>
                <text:p>Fontawesome ile simgleri kullanmak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arsayılan" presentation:presentation-page-layout-name="AL2T1">
        <draw:frame presentation:style-name="pr1" draw:layer="layout" svg:width="25.199cm" svg:height="2.629cm" svg:x="1.4cm" svg:y="0.628cm" presentation:class="title">
          <draw:text-box>
            <text:p>Form Elemanları<text:tab/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inamik olarak forma eleman ekleme</text:p>
              </text:list-item>
              <text:list-item>
                <text:p>Dinamik olarak eleman olayına metot bildirme</text:p>
              </text:list-item>
              <text:list-item>
                <text:p>Dinamik eklenen elemanların konum ve size bilgilerinin ayarlanması</text:p>
              </text:list-item>
              <text:list-item>
                <text:p>FormDialog ile Formu Açmak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arsayılan" presentation:presentation-page-layout-name="AL2T1">
        <draw:frame presentation:style-name="pr1" draw:layer="layout" svg:width="25.199cm" svg:height="2.629cm" svg:x="1.4cm" svg:y="0.628cm" presentation:class="title">
          <draw:text-box>
            <text:p>Form Load Olayı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Form yüklenirken tetiklenen olaydır</text:p>
              </text:list-item>
              <text:list-item>
                <text:p>Form açlırken yapılması istenen işlemler bu olaya yazılır</text:p>
              </text:list-item>
              <text:list-item>
                <text:p>Form açılırken form özellikleri dinamik olarak değiştirilebilir</text:p>
              </text:list-item>
              <text:list-item>
                <text:p>Form üzerine dinamik olarak yeni elmanlar eklenebili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arsayılan" presentation:presentation-page-layout-name="AL2T1">
        <draw:frame presentation:style-name="pr1" draw:layer="layout" svg:width="25.199cm" svg:height="2.629cm" svg:x="1.4cm" svg:y="0.628cm" presentation:class="title">
          <draw:text-box>
            <text:p>Veri Tabanına Bağlanm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ntity Framework ORM Aracı</text:p>
              </text:list-item>
              <text:list-item>
                <text:p>Yüklenecek Paketler</text:p>
                <text:list>
                  <text:list-item>
                    <text:p>EntityFrameworkCore</text:p>
                  </text:list-item>
                  <text:list-item>
                    <text:p>EntityFrameworkCoreTools</text:p>
                  </text:list-item>
                  <text:list-item>
                    <text:p>MicrosoftEntityFrameworkCoreSqlServer – Microsoft SQL Server Provider</text:p>
                  </text:list-item>
                </text:list>
              </text:list-item>
              <text:list-item>
                <text:p>Farklı veri tabanlarına bağlantı sağlanabilir</text:p>
                <text:list>
                  <text:list-item>
                    <text:p>PostgreSql</text:p>
                  </text:list-item>
                  <text:list-item>
                    <text:p>MySQL</text:p>
                  </text:list-item>
                  <text:list-item>
                    <text:p>MicrosoftSQL</text:p>
                  </text:list-item>
                  <text:list-item>
                    <text:p>Oracle</text:p>
                  </text:list-item>
                  <text:list-item>
                    <text:p>...</text:p>
                  </text:list-item>
                </text:list>
              </text:list-item>
              <text:list-item>
                <text:p>Her farklı veri tabanı sistemi için farklı uygun provider seçilmesi gereki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arsayılan" presentation:presentation-page-layout-name="AL2T1">
        <draw:frame presentation:style-name="pr1" draw:layer="layout" svg:width="25.199cm" svg:height="2.629cm" svg:x="1.4cm" svg:y="0.628cm" presentation:class="title">
          <draw:text-box>
            <text:p>Entity Framework Cor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onnectionString Bildirimi</text:p>
              </text:list-item>
              <text:list-item>
                <text:p>Entity model nesnesini kullanarak tablodan veri okuma</text:p>
              </text:list-item>
              <text:list-item>
                <text:p>Entity nesnelerni code firs olarak oluşturma</text:p>
              </text:list-item>
              <text:list-item>
                <text:p>DbContext Nesnesini Oluşturmak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Doldurulmuş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Dolgun_20_Kırmızı" draw:display-name="Dolgun Kırmızı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Dolgun_20_Mavi" draw:display-name="Dolgun Mavi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Dolgun_20_Sarı" draw:display-name="Dolgun Sarı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Dolgun_20_Yeşil" draw:display-name="Dolgun Yeşil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Şekiller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tr" fo:country="T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Dolgusu_20_ve_20_çizgisi_20_olmayan_20_nesne" style:display-name="Dolgusu ve çizgisi olmayan nes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Şekiller"/>
      <style:text-properties fo:font-size="14pt" fo:font-weight="bold"/>
    </style:style>
    <style:style style:name="Filled" style:family="graphic" style:parent-style-name="Shapes">
      <style:graphic-properties draw:fill="gradient" draw:fill-gradient-name="Doldurulmuş"/>
    </style:style>
    <style:style style:name="Filled_20_Blue" style:display-name="Filled Blue" style:family="graphic" style:parent-style-name="Filled">
      <style:graphic-properties draw:fill-gradient-name="Dolgun_20_Mavi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Dolgun_20_Yeşil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Dolgun_20_Kırmızı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Dolgun_20_Sarı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Varsayılan-background" style:family="presentation">
      <style:graphic-properties draw:stroke="none" draw:fill="none"/>
      <style:text-properties style:letter-kerning="true"/>
    </style:style>
    <style:style style:name="Varsayıl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arsayıl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rsayılan-outline1" style:family="presentation">
      <style:graphic-properties draw:stroke="none" draw:fill="none" draw:auto-grow-height="false" draw:fit-to-size="false" style:shrink-to-fit="true">
        <text:list-style style:name="Varsayıla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outline2" style:family="presentation" style:parent-style-name="Varsayılan-outline1">
      <style:paragraph-properties fo:margin-top="0.4cm" fo:margin-bottom="0cm"/>
      <style:text-properties fo:font-size="28pt" style:font-size-asian="28pt" style:font-size-complex="28pt"/>
    </style:style>
    <style:style style:name="Varsayılan-outline3" style:family="presentation" style:parent-style-name="Varsayılan-outline2">
      <style:paragraph-properties fo:margin-top="0.3cm" fo:margin-bottom="0cm"/>
      <style:text-properties fo:font-size="24pt" style:font-size-asian="24pt" style:font-size-complex="24pt"/>
    </style:style>
    <style:style style:name="Varsayılan-outline4" style:family="presentation" style:parent-style-name="Varsayılan-outline3">
      <style:paragraph-properties fo:margin-top="0.2cm" fo:margin-bottom="0cm"/>
      <style:text-properties fo:font-size="20pt" style:font-size-asian="20pt" style:font-size-complex="20pt"/>
    </style:style>
    <style:style style:name="Varsayılan-outline5" style:family="presentation" style:parent-style-name="Varsayılan-outline4">
      <style:paragraph-properties fo:margin-top="0.1cm" fo:margin-bottom="0cm"/>
      <style:text-properties fo:font-size="20pt" style:font-size-asian="20pt" style:font-size-complex="20pt"/>
    </style:style>
    <style:style style:name="Varsayılan-outline6" style:family="presentation" style:parent-style-name="Varsayılan-outline5">
      <style:paragraph-properties fo:margin-top="0.1cm" fo:margin-bottom="0cm"/>
      <style:text-properties fo:font-size="20pt" style:font-size-asian="20pt" style:font-size-complex="20pt"/>
    </style:style>
    <style:style style:name="Varsayılan-outline7" style:family="presentation" style:parent-style-name="Varsayılan-outline6">
      <style:paragraph-properties fo:margin-top="0.1cm" fo:margin-bottom="0cm"/>
      <style:text-properties fo:font-size="20pt" style:font-size-asian="20pt" style:font-size-complex="20pt"/>
    </style:style>
    <style:style style:name="Varsayılan-outline8" style:family="presentation" style:parent-style-name="Varsayılan-outline7">
      <style:paragraph-properties fo:margin-top="0.1cm" fo:margin-bottom="0cm"/>
      <style:text-properties fo:font-size="20pt" style:font-size-asian="20pt" style:font-size-complex="20pt"/>
    </style:style>
    <style:style style:name="Varsayılan-outline9" style:family="presentation" style:parent-style-name="Varsayılan-outline8">
      <style:paragraph-properties fo:margin-top="0.1cm" fo:margin-bottom="0cm"/>
      <style:text-properties fo:font-size="20pt" style:font-size-asian="20pt" style:font-size-complex="20pt"/>
    </style:style>
    <style:style style:name="Varsayılan-subtitle" style:family="presentation">
      <style:graphic-properties draw:stroke="none" draw:fill="none" draw:textarea-vertical-align="middle">
        <text:list-style style:name="Varsayıla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title" style:family="presentation">
      <style:graphic-properties draw:stroke="none" draw:fill="none" draw:textarea-vertical-align="middle">
        <text:list-style style:name="Varsayıla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Varsayıla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Varsayıla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Varsayıla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Varsayılan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Varsayılan-title" draw:layer="backgroundobjects" svg:width="25.199cm" svg:height="2.629cm" svg:x="1.4cm" svg:y="0.628cm" presentation:class="title" presentation:placeholder="true">
        <draw:text-box/>
      </draw:frame>
      <draw:frame presentation:style-name="Varsayılan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Varsayılan-title" draw:layer="backgroundobjects" svg:width="19.798cm" svg:height="11.136cm" svg:x="0.6cm" svg:y="2.257cm" presentation:class="page"/>
        <draw:frame presentation:style-name="Varsayıla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03T08:30:55.657000000</meta:creation-date>
    <dc:date>2024-04-03T12:12:06.684000000</dc:date>
    <meta:editing-duration>PT3H41M11S</meta:editing-duration>
    <meta:editing-cycles>4</meta:editing-cycles>
    <meta:generator>LibreOffice/7.6.2.1$Windows_X86_64 LibreOffice_project/56f7684011345957bbf33a7ee678afaf4d2ba333</meta:generator>
    <meta:document-statistic meta:object-count="49"/>
  </office:meta>
</office:document-meta>
</file>